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3c2a" officeooo:paragraph-rsid="000e3c2a"/>
    </style:style>
    <style:style style:name="P2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officeooo:rsid="000e3c2a" officeooo:paragraph-rsid="000e3c2a" style:font-size-asian="32pt" style:font-size-complex="32pt"/>
    </style:style>
    <style:style style:name="P3" style:family="paragraph" style:parent-style-name="Standard">
      <style:paragraph-properties fo:text-align="start" style:justify-single-word="false"/>
      <style:text-properties fo:font-size="22pt" style:text-underline-style="none" officeooo:rsid="000e3c2a" officeooo:paragraph-rsid="000e3c2a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forme Proyecto AD U1 Alexander:</text:p>
      <text:p text:style-name="P2"/>
      <text:p text:style-name="P3">De que trata: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8T09:58:34.443000000</meta:creation-date>
    <dc:date>2022-10-28T10:00:13.439000000</dc:date>
    <meta:editing-duration>PT1M40S</meta:editing-duration>
    <meta:editing-cycles>1</meta:editing-cycles>
    <meta:document-statistic meta:table-count="0" meta:image-count="0" meta:object-count="0" meta:page-count="1" meta:paragraph-count="2" meta:word-count="8" meta:character-count="46" meta:non-whitespace-character-count="40"/>
    <meta:generator>LibreOffice/7.3.5.2$Windows_X86_64 LibreOffice_project/184fe81b8c8c30d8b5082578aee2fed2ea847c01</meta:generator>
  </office:meta>
</office:document-meta>
</file>